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outline1">
      <style:graphic-properties fo:min-height="8.884cm"/>
      <style:paragraph-properties style:writing-mode="lr-tb"/>
    </style:style>
    <style:style style:name="pr3" style:family="presentation" style:parent-style-name="Domyślny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1">
        <draw:frame presentation:style-name="pr1" draw:layer="layout" svg:width="25.199cm" svg:height="2.629cm" svg:x="1.4cm" svg:y="0.628cm" presentation:class="title">
          <draw:text-box>
            <text:p>POCZTEX</text:p>
          </draw:text-box>
        </draw:frame>
        <draw:frame presentation:style-name="pr2" draw:layer="layout" svg:width="25.199cm" svg:height="11.315cm" svg:x="1.4cm" svg:y="3.685cm" presentation:class="outline" presentation:user-transformed="true">
          <draw:text-box>
            <text:list text:style-name="L2">
              <text:list-header>
                <text:p>ROZMIAR</text:p>
              </text:list-header>
              <text:list-item>
                <text:p>S 9X40X65 WAGA 20KG</text:p>
              </text:list-item>
              <text:list-item>
                <text:p>M 20X40X65 WAGA 20KG</text:p>
              </text:list-item>
              <text:list-item>
                <text:p>L 42X40X65 WAGA 20KG</text:p>
              </text:list-item>
              <text:list-item>
                <text:p>XL 60X60X70 WAGA 20KG</text:p>
              </text:list-item>
              <text:list-item>
                <text:p>2XL <text:s/>W+S+D &lt;= 250CM WAGA 30KG DO 50K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1T1">
        <draw:frame presentation:style-name="pr1" draw:layer="layout" svg:width="25.199cm" svg:height="2.629cm" svg:x="1.4cm" svg:y="0.628cm" presentation:class="title">
          <draw:text-box>
            <text:p>DORĘCZENI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OD ADRES</text:p>
              </text:list-item>
              <text:list-item>
                <text:p><text:s/>DO AUTOMATU</text:p>
              </text:list-item>
              <text:list-item>
                <text:p>DO PUNKT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1">
        <draw:frame presentation:style-name="pr1" draw:layer="layout" svg:width="25.199cm" svg:height="2.629cm" svg:x="1.4cm" svg:y="0.628cm" presentation:class="title">
          <draw:text-box>
            <text:p>POCZTEX KURI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Pocztex Kurier (przewidywany termin doręczenia D+1) Dostępne opcje doręczenia:</text:p>
              </text:list-header>
              <text:list-item>
                <text:p>Pocztex Punkt - doręczenie do wybranego punktu odbioru</text:p>
              </text:list-item>
              <text:list-item>
                <text:p>Pocztex Automat - doręczenie do wybranego automatu</text:p>
              </text:list-item>
              <text:list-item>
                <text:p>Pocztex Kurier - doręczenie pod wskazany ad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1">
        <draw:frame presentation:style-name="pr1" draw:layer="layout" svg:width="25.199cm" svg:height="2.629cm" svg:x="1.4cm" svg:y="0.628cm" presentation:class="title">
          <draw:text-box>
            <text:p>POCZTEX NA DZIŚ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ocztex Na Dziś (przewidywany termin doręczenia D+0) </text:p>
              </text:list-header>
              <text:list-item>
                <text:p><text:s/>przesyłka odbierana i doręczana przez kuriera pod wskazany adres w wybranych relacjach w tym samym dniu<text:tab/><text:tab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1">
        <draw:frame presentation:style-name="pr1" draw:layer="layout" svg:width="25.199cm" svg:height="2.629cm" svg:x="1.4cm" svg:y="0.628cm" presentation:class="title">
          <draw:text-box>
            <text:p>Usługi dodatkowe </text:p>
          </draw:text-box>
        </draw:frame>
        <draw:frame presentation:style-name="pr2" draw:layer="layout" svg:width="25.199cm" svg:height="9.134cm" svg:x="1cm" svg:y="3.366cm" presentation:class="outline" presentation:user-transformed="true">
          <draw:text-box>
            <text:list text:style-name="L2">
              <text:list-item>
                <text:p>Doręczenie do 9:00</text:p>
              </text:list-item>
              <text:list-item>
                <text:p>Doręczenie do 12:00</text:p>
              </text:list-item>
              <text:list-item>
                <text:p>Doręczenie na wskazany dzień</text:p>
              </text:list-item>
              <text:list-item>
                <text:p>Doręczenie po godzinie 17:00*</text:p>
              </text:list-item>
              <text:list-item>
                <text:p>Doręczenie do rąk własnych</text:p>
              </text:list-item>
              <text:list-item>
                <text:p>Ostrożnie</text:p>
              </text:list-item>
              <text:list-item>
                <text:p>Pobrani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1">
        <draw:frame presentation:style-name="pr1" draw:layer="layout" svg:width="25.199cm" svg:height="2.629cm" svg:x="1.4cm" svg:y="0.628cm" presentation:class="title">
          <draw:text-box>
            <text:p>Usługi dodatkowe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Potwierdzenie doręczenia albo zwrotu</text:p>
              </text:list-item>
              <text:list-item>
                <text:p text:style-name="P2">Potwierdzenie odbioru</text:p>
              </text:list-item>
              <text:list-item>
                <text:p text:style-name="P2">Sprawdzenie zawartości</text:p>
              </text:list-item>
              <text:list-item>
                <text:p text:style-name="P2">Dokumenty zwrotne</text:p>
              </text:list-item>
              <text:list-item>
                <text:p text:style-name="P2">Wartość</text:p>
              </text:list-item>
              <text:list-item>
                <text:p text:style-name="P2">Ubezpieczenie</text:p>
              </text:list-item>
            </text:list>
            <text:list text:style-name="L2">
              <text:list-item>
                <text:p>Masa powyżej 30 - 50 kg</text:p>
              </text:list-item>
              <text:list-item>
                <text:p>Przesyłka niestandardow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1T1">
        <draw:frame presentation:style-name="pr1" draw:layer="layout" svg:width="25.199cm" svg:height="2.629cm" svg:x="1.4cm" svg:y="0.628cm" presentation:class="title">
          <draw:text-box>
            <text:p>Pocztex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Dla przesyłek nadanych z opcją „PUNKT” lub „AUTOMAT” maksymalna kwota zadeklarowanej wartości wynosi 100,00 zł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1T1">
        <draw:frame presentation:style-name="pr1" draw:layer="layout" svg:width="25.199cm" svg:height="2.629cm" svg:x="1.4cm" svg:y="0.628cm" presentation:class="title">
          <draw:text-box>
            <text:p>Terminy odbioru i zwrotu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Przesyłka nadana z opcją PUNKT będzie oczekiwać:</text:p>
              </text:list-header>
              <text:list-item>
                <text:p><text:s text:c="2"/>w punkcie odbioru będącym placówką pocztową przez 7 dni,</text:p>
              </text:list-item>
              <text:list-item>
                <text:p><text:s text:c="2"/>w punkcie partnerskim przez 6 dni,</text:p>
                <text:p><text:s/>licząc od dnia następnego po dniu przekazania zawiadomienia SMS oraz opcjonalnie e-mail.</text:p>
                <text:p>Przesyłka nadana z opcją AUTOMAT będzie oczekiwać:</text:p>
                <text:p>• w automacie paczkowym przez 2 dni od dnia następnego po dniu przekazania</text:p>
                <text:p><text:s/>powiadomienia o możliwości odbioru przesyłki;</text:p>
                <text:p>• po upływie terminu oczekiwania przesyłki w automacie paczkowym na pozostały czas</text:p>
                <text:p><text:s/>(do pełnych 7 dni) przesyłka zostaje skierowana do najbliższej placówki pocztowej w ramach opcji PUNKT, o czym adresat zostanie powiadomiony w formie elektronicznej SMS oraz opcjonalnie e-mai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1T1">
        <draw:frame presentation:style-name="pr1" draw:layer="layout" svg:width="25.199cm" svg:height="2.629cm" svg:x="1.4cm" svg:y="0.628cm" presentation:class="title">
          <draw:text-box>
            <text:p>Zwrot 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W serwisie Na Dziś po nieskutecznej próbie doręczenia następuje natychmiastowy zwrot do nadawcy bez pozostawienia zawiadomienia. </text:p>
                <text:p>Na opakowaniu przesyłki podana zostanie przyczyna zwrotu (np. odmowa przyjęcia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erminy odbioru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ermin na odbiór przesyłki w placówce pocztowej:</text:p>
                <text:p><text:s/>• 7 dni licząc od dnia następującego po dniu przekazania zawiadomienia o przekierowaniu przesyłki</text:p>
                <text:p><text:s/>• 48 godzin, licząc od godziny następnej po godzinie podjęcia próby doręczenia w przypadku żywych roślin</text:p>
              </text:list-item>
              <text:list-item>
                <text:p>Jeżeli we właściwym terminie, wskazanym powyżej, odbiorca przesyłki nie zgłosi się do placówki pocztowej, przesyłka zostanie zwrócona do nadawc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Zwro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Zwrotu przesyłki zawsze dokonuje się na koszt nadawcy zgodnie z cennikiem albo zawartą pisemną umową. Jeżeli opłatę za przesyłkę miał uiścić odbiorca, przy doręczaniu zwracanej przesyłki pobiera się od nadawcy opłatę za jej nadanie i zwro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1T1">
        <draw:frame presentation:style-name="pr1" draw:layer="layout" svg:width="25.199cm" svg:height="2.629cm" svg:x="1.4cm" svg:y="0.628cm" presentation:class="title">
          <draw:text-box>
            <text:p>Reklamcaja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oczta Polska odpowiada za niewykonanie lub nienależyte wykonanie usługi.</text:p>
              </text:list-item>
              <text:list-item>
                <text:p>Reklamację można wnieść nie później niż w terminie 12 miesięcy od dnia nadania przesyłki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3T12:33:34.568000000</meta:creation-date>
    <dc:date>2021-11-23T13:15:20.696000000</dc:date>
    <meta:editing-duration>PT22S</meta:editing-duration>
    <meta:editing-cycles>1</meta:editing-cycles>
    <meta:document-statistic meta:object-count="69"/>
    <meta:generator>LibreOffice/7.2.0.4$Windows_X86_64 LibreOffice_project/9a9c6381e3f7a62afc1329bd359cc48accb6435b</meta:generator>
  </office:meta>
</office:document-meta>
</file>